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c4e88" officeooo:paragraph-rsid="000c4e88"/>
    </style:style>
    <style:style style:name="P2" style:family="paragraph" style:parent-style-name="Standard">
      <style:text-properties officeooo:rsid="000c4e88" officeooo:paragraph-rsid="000f9014"/>
    </style:style>
    <style:style style:name="P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4" style:family="paragraph" style:parent-style-name="Standard">
      <style:text-properties fo:font-weight="bold" officeooo:rsid="002669cf" officeooo:paragraph-rsid="002669cf" style:font-weight-asian="bold" style:font-weight-complex="bold"/>
    </style:style>
    <style:style style:name="P5" style:family="paragraph" style:parent-style-name="Standard">
      <style:text-properties fo:font-weight="bold" officeooo:rsid="00169b20" officeooo:paragraph-rsid="0025122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4567a2" officeooo:paragraph-rsid="004567a2" style:font-weight-asian="bold" style:font-weight-complex="bold"/>
    </style:style>
    <style:style style:name="P7" style:family="paragraph" style:parent-style-name="Standard">
      <style:text-properties fo:font-weight="bold" officeooo:rsid="00892da6" officeooo:paragraph-rsid="00892da6" style:font-weight-asian="bold" style:font-weight-complex="bold"/>
    </style:style>
    <style:style style:name="P8" style:family="paragraph" style:parent-style-name="Standard">
      <style:text-properties fo:font-weight="bold" officeooo:rsid="00112a0a" officeooo:paragraph-rsid="00112a0a" style:font-weight-asian="bold" style:font-weight-complex="bold"/>
    </style:style>
    <style:style style:name="P9" style:family="paragraph" style:parent-style-name="Standard">
      <style:text-properties officeooo:rsid="000f9014" officeooo:paragraph-rsid="000f9014"/>
    </style:style>
    <style:style style:name="P10" style:family="paragraph" style:parent-style-name="Standard">
      <style:text-properties officeooo:rsid="00112a0a" officeooo:paragraph-rsid="00112a0a"/>
    </style:style>
    <style:style style:name="P11" style:family="paragraph" style:parent-style-name="Standard">
      <style:text-properties officeooo:rsid="00112a0a" officeooo:paragraph-rsid="00251227"/>
    </style:style>
    <style:style style:name="P12" style:family="paragraph" style:parent-style-name="Standard">
      <style:text-properties style:text-underline-style="none" officeooo:rsid="02917bc0" officeooo:paragraph-rsid="0018d05e"/>
    </style:style>
    <style:style style:name="P13" style:family="paragraph" style:parent-style-name="Standard">
      <style:text-properties style:text-underline-style="none" officeooo:rsid="028fc0cb" officeooo:paragraph-rsid="00124a40"/>
    </style:style>
    <style:style style:name="P14" style:family="paragraph" style:parent-style-name="Standard">
      <style:text-properties style:text-underline-style="none" fo:font-weight="bold" officeooo:rsid="0267015f" officeooo:paragraph-rsid="0013e0be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174e166" officeooo:paragraph-rsid="004567a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6dd649" officeooo:paragraph-rsid="0050390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803104" officeooo:paragraph-rsid="005039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63d1ae" officeooo:paragraph-rsid="0050390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2c0d6e0" officeooo:paragraph-rsid="0050390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63dd14" officeooo:paragraph-rsid="0063dd14" style:font-weight-asian="normal" style:font-weight-complex="normal"/>
    </style:style>
    <style:style style:name="P21" style:family="paragraph" style:parent-style-name="Standard">
      <style:text-properties fo:font-size="10pt" style:text-underline-style="none" officeooo:rsid="0267015f" officeooo:paragraph-rsid="0013e0be" style:font-size-asian="10pt" style:font-size-complex="10pt"/>
    </style:style>
    <style:style style:name="P22" style:family="paragraph" style:parent-style-name="Standard">
      <style:text-properties fo:font-size="10pt" style:text-underline-style="none" fo:font-weight="normal" officeooo:rsid="0267015f" officeooo:paragraph-rsid="0013e0be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style:text-underline-style="none" fo:font-weight="normal" officeooo:rsid="0179cc63" officeooo:paragraph-rsid="004ea177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size="10pt" style:text-underline-style="none" fo:font-weight="bold" officeooo:rsid="025e1076" officeooo:paragraph-rsid="00251227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style:text-underline-style="none" fo:font-weight="bold" officeooo:rsid="0179cc63" officeooo:paragraph-rsid="004ea177" style:font-size-asian="10pt" style:font-weight-asian="bold" style:font-size-complex="10pt" style:font-weight-complex="bold"/>
    </style:style>
    <style:style style:name="P26" style:family="paragraph" style:parent-style-name="Standard">
      <style:text-properties officeooo:rsid="00169b20" officeooo:paragraph-rsid="00251227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0c4e88" officeooo:paragraph-rsid="000c4e88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none" fo:font-weight="bold" officeooo:rsid="0155e1d0" officeooo:paragraph-rsid="003e710f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style:text-underline-style="none" fo:font-weight="bold" officeooo:rsid="01cea172" officeooo:paragraph-rsid="0058cafb" style:font-size-asian="16pt" style:font-weight-asian="bold" style:font-size-complex="16pt" style:font-weight-complex="bold"/>
    </style:style>
    <style:style style:name="P30" style:family="paragraph" style:parent-style-name="Standard">
      <style:text-properties officeooo:rsid="00220781" officeooo:paragraph-rsid="00220781"/>
    </style:style>
    <style:style style:name="P31" style:family="paragraph" style:parent-style-name="Standard">
      <style:text-properties officeooo:rsid="002669cf" officeooo:paragraph-rsid="002669cf"/>
    </style:style>
    <style:style style:name="P32" style:family="paragraph" style:parent-style-name="Standard">
      <style:text-properties officeooo:rsid="002669cf" officeooo:paragraph-rsid="002b8bc5"/>
    </style:style>
    <style:style style:name="P33" style:family="paragraph" style:parent-style-name="Standard">
      <style:text-properties officeooo:rsid="002855f2" officeooo:paragraph-rsid="002855f2"/>
    </style:style>
    <style:style style:name="P34" style:family="paragraph" style:parent-style-name="Standard">
      <style:text-properties officeooo:rsid="00291386" officeooo:paragraph-rsid="00291386"/>
    </style:style>
    <style:style style:name="P35" style:family="paragraph" style:parent-style-name="Standard">
      <style:text-properties officeooo:rsid="002a351b" officeooo:paragraph-rsid="002a351b"/>
    </style:style>
    <style:style style:name="P36" style:family="paragraph" style:parent-style-name="Standard">
      <style:text-properties officeooo:rsid="002b3e5c" officeooo:paragraph-rsid="002b3e5c"/>
    </style:style>
    <style:style style:name="P37" style:family="paragraph" style:parent-style-name="Standard">
      <style:text-properties officeooo:rsid="002cc012" officeooo:paragraph-rsid="002cc012"/>
    </style:style>
    <style:style style:name="P38" style:family="paragraph" style:parent-style-name="Standard">
      <style:text-properties officeooo:rsid="002e5ddb" officeooo:paragraph-rsid="002e5ddb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0c4e8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5f847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41f624" officeooo:paragraph-rsid="0041f624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716e17" officeooo:paragraph-rsid="00716e17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80bf2f" officeooo:paragraph-rsid="0080bf2f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826f1e" officeooo:paragraph-rsid="00826f1e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1f624" officeooo:paragraph-rsid="0041f62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37792" officeooo:paragraph-rsid="0043779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3a418" officeooo:paragraph-rsid="0043a418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4567a2" officeooo:paragraph-rsid="004567a2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4a51e1" officeooo:paragraph-rsid="004a51e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4c31fd" officeooo:paragraph-rsid="004c31f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50bf6c" officeooo:paragraph-rsid="0050bf6c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52034c" officeooo:paragraph-rsid="0052034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53a7d8" officeooo:paragraph-rsid="0053a7d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5538bc" officeooo:paragraph-rsid="005538b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56ef0c" officeooo:paragraph-rsid="0056ef0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66addd" officeooo:paragraph-rsid="0066addd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6816f4" officeooo:paragraph-rsid="006841d1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5f8478" officeooo:paragraph-rsid="005f847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6a3d13" officeooo:paragraph-rsid="006a3d13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6aea93" officeooo:paragraph-rsid="006aea9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6ee8cf" officeooo:paragraph-rsid="006ee8cf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716e17" officeooo:paragraph-rsid="00716e17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720075" officeooo:paragraph-rsid="00720075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783f9c" officeooo:paragraph-rsid="00783f9c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78d4a0" officeooo:paragraph-rsid="0078d4a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7e4f26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7e4f26" officeooo:paragraph-rsid="00819070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8027bd" officeooo:paragraph-rsid="008027b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74e166" officeooo:paragraph-rsid="004567a2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51e1" officeooo:paragraph-rsid="004a51e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4a34" officeooo:paragraph-rsid="004d4a3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6372d0" officeooo:paragraph-rsid="00503900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19edd4f" officeooo:paragraph-rsid="00503900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style:text-underline-style="none" fo:font-weight="bold" officeooo:rsid="0176ee4f" officeooo:paragraph-rsid="0048cb72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style:text-underline-style="none" fo:font-weight="bold" officeooo:rsid="0048cb72" officeooo:paragraph-rsid="0048fcc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style:text-underline-style="none" fo:font-weight="bold" officeooo:rsid="0174e166" officeooo:paragraph-rsid="004567a2" style:font-size-asian="12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style:text-underline-style="none" fo:font-weight="bold" officeooo:rsid="004ea177" officeooo:paragraph-rsid="004ea177" style:font-size-asian="12pt" style:font-weight-asian="bold" style:font-size-complex="12pt" style:font-weight-complex="bold"/>
    </style:style>
    <style:style style:name="P79" style:family="paragraph" style:parent-style-name="Standard">
      <style:text-properties fo:font-weight="normal" officeooo:rsid="000f9014" officeooo:paragraph-rsid="000f9014" style:font-weight-asian="normal" style:font-weight-complex="normal"/>
    </style:style>
    <style:style style:name="P80" style:family="paragraph" style:parent-style-name="Standard">
      <style:text-properties officeooo:rsid="003a0176" officeooo:paragraph-rsid="004567a2"/>
    </style:style>
    <style:style style:name="P81" style:family="paragraph" style:parent-style-name="Standard">
      <style:text-properties officeooo:rsid="017a1f77" officeooo:paragraph-rsid="00503900"/>
    </style:style>
    <style:style style:name="P82" style:family="paragraph" style:parent-style-name="Standard">
      <style:text-properties officeooo:rsid="01814b18" officeooo:paragraph-rsid="00503900"/>
    </style:style>
    <style:style style:name="P83" style:family="paragraph" style:parent-style-name="Standard">
      <style:text-properties officeooo:rsid="02bb31d8" officeooo:paragraph-rsid="00503900"/>
    </style:style>
    <style:style style:name="P84" style:family="paragraph" style:parent-style-name="Standard">
      <style:text-properties officeooo:rsid="02bd72f2" officeooo:paragraph-rsid="00503900"/>
    </style:style>
    <style:style style:name="P85" style:family="paragraph" style:parent-style-name="Standard">
      <style:text-properties officeooo:rsid="01803104" officeooo:paragraph-rsid="00503900"/>
    </style:style>
    <style:style style:name="P86" style:family="paragraph" style:parent-style-name="Standard">
      <style:text-properties officeooo:rsid="0163d1ae" officeooo:paragraph-rsid="00503900"/>
    </style:style>
    <style:style style:name="P87" style:family="paragraph" style:parent-style-name="Standard">
      <style:text-properties officeooo:rsid="017ee1af" officeooo:paragraph-rsid="00503900"/>
    </style:style>
    <style:style style:name="P88" style:family="paragraph" style:parent-style-name="Standard">
      <style:text-properties officeooo:rsid="00277bd6" officeooo:paragraph-rsid="00277bd6"/>
    </style:style>
    <style:style style:name="P89" style:family="paragraph" style:parent-style-name="Standard">
      <style:text-properties officeooo:rsid="0058cafb" officeooo:paragraph-rsid="0058cafb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c4e88" officeooo:paragraph-rsid="000c4e88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824621" officeooo:paragraph-rsid="00826f1e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c4e88" officeooo:paragraph-rsid="000c4e88" style:font-size-asian="12pt" style:font-weight-asian="bold" style:font-size-complex="12pt" style:font-weight-complex="bold"/>
    </style:style>
    <style:style style:name="P94" style:family="paragraph" style:parent-style-name="Standard" style:list-style-name="L2">
      <style:text-properties fo:font-size="10pt" style:text-underline-style="none" officeooo:rsid="02582cf7" officeooo:paragraph-rsid="00251227" style:font-size-asian="10pt" style:font-size-complex="10pt"/>
    </style:style>
    <style:style style:name="P95" style:family="paragraph" style:parent-style-name="Standard">
      <style:text-properties fo:font-size="10pt" style:text-underline-style="none" fo:font-weight="bold" officeooo:rsid="0179cc63" officeooo:paragraph-rsid="004ea177" style:font-size-asian="10pt" style:font-weight-asian="bold" style:font-size-complex="10pt" style:font-weight-complex="bold"/>
    </style:style>
    <style:style style:name="P96" style:family="paragraph" style:parent-style-name="Standard">
      <style:paragraph-properties fo:text-align="start" style:justify-single-word="false"/>
      <style:text-properties officeooo:paragraph-rsid="008e37de"/>
    </style:style>
    <style:style style:name="P97" style:family="paragraph" style:parent-style-name="Standard">
      <style:text-properties officeooo:rsid="00112a0a" officeooo:paragraph-rsid="00112a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014" style:font-weight-asian="bold" style:font-weight-complex="bold"/>
    </style:style>
    <style:style style:name="T3" style:family="text">
      <style:text-properties fo:font-weight="bold" officeooo:rsid="02921836" style:font-weight-asian="bold" style:font-weight-complex="bold"/>
    </style:style>
    <style:style style:name="T4" style:family="text">
      <style:text-properties fo:font-weight="bold" officeooo:rsid="02917bc0" style:font-weight-asian="bold" style:font-weight-complex="bold"/>
    </style:style>
    <style:style style:name="T5" style:family="text">
      <style:text-properties fo:font-weight="bold" officeooo:rsid="003b1f12" style:font-weight-asian="bold" style:font-weight-complex="bold"/>
    </style:style>
    <style:style style:name="T6" style:family="text">
      <style:text-properties fo:font-weight="bold" officeooo:rsid="004567a2" style:font-weight-asian="bold" style:font-weight-complex="bold"/>
    </style:style>
    <style:style style:name="T7" style:family="text">
      <style:text-properties fo:font-weight="bold" officeooo:rsid="004651ef" style:font-weight-asian="bold" style:font-weight-complex="bold"/>
    </style:style>
    <style:style style:name="T8" style:family="text">
      <style:text-properties fo:font-weight="bold" officeooo:rsid="006c8d2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9014" style:font-weight-asian="normal" style:font-weight-complex="normal"/>
    </style:style>
    <style:style style:name="T11" style:family="text">
      <style:text-properties fo:font-weight="normal" officeooo:rsid="028fc0cb" style:font-weight-asian="normal" style:font-weight-complex="normal"/>
    </style:style>
    <style:style style:name="T12" style:family="text">
      <style:text-properties fo:font-weight="normal" officeooo:rsid="026b8f11" style:font-weight-asian="normal" style:font-weight-complex="normal"/>
    </style:style>
    <style:style style:name="T13" style:family="text">
      <style:text-properties fo:font-weight="normal" officeooo:rsid="0048fccd" style:font-weight-asian="normal" style:font-weight-complex="normal"/>
    </style:style>
    <style:style style:name="T14" style:family="text">
      <style:text-properties fo:font-weight="normal" officeooo:rsid="00824621" style:font-weight-asian="normal" style:font-weight-complex="normal"/>
    </style:style>
    <style:style style:name="T15" style:family="text">
      <style:text-properties officeooo:rsid="001181c3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normal" officeooo:rsid="028fc0cb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85ad0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79cc63" style:font-size-asian="10pt" style:font-weight-asian="normal" style:font-size-complex="10pt" style:font-weight-complex="normal"/>
    </style:style>
    <style:style style:name="T20" style:family="text">
      <style:text-properties officeooo:rsid="026b7e9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officeooo:rsid="026ddbf7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7f580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officeooo:rsid="00319087"/>
    </style:style>
    <style:style style:name="T29" style:family="text">
      <style:text-properties officeooo:rsid="0031d434"/>
    </style:style>
    <style:style style:name="T30" style:family="text">
      <style:text-properties officeooo:rsid="0034a208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3890cf"/>
    </style:style>
    <style:style style:name="T33" style:family="text">
      <style:text-properties officeooo:rsid="0038c920"/>
    </style:style>
    <style:style style:name="T34" style:family="text">
      <style:text-properties officeooo:rsid="00393f7e"/>
    </style:style>
    <style:style style:name="T35" style:family="text">
      <style:text-properties officeooo:rsid="003d5c84"/>
    </style:style>
    <style:style style:name="T36" style:family="text">
      <style:text-properties officeooo:rsid="00445f71"/>
    </style:style>
    <style:style style:name="T37" style:family="text">
      <style:text-properties officeooo:rsid="004567a2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weight="normal" officeooo:rsid="0047f204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4ea177" style:font-size-asian="12pt" style:font-weight-asian="normal" style:font-size-complex="12pt" style:font-weight-complex="normal"/>
    </style:style>
    <style:style style:name="T41" style:family="text">
      <style:text-properties fo:font-size="12pt" style:text-underline-style="none" fo:font-weight="bold" officeooo:rsid="00112a0a" style:font-size-asian="10.5pt" style:font-weight-asian="bold" style:font-size-complex="12pt" style:font-weight-complex="bold"/>
    </style:style>
    <style:style style:name="T42" style:family="text">
      <style:text-properties officeooo:rsid="019a7305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style:text-underline-style="none" fo:font-weight="normal" style:font-weight-asian="normal" style:font-weight-complex="normal"/>
    </style:style>
    <style:style style:name="T45" style:family="text">
      <style:text-properties style:text-underline-style="none" fo:font-weight="normal" officeooo:rsid="02bb8a9c" style:font-weight-asian="normal" style:font-weight-complex="normal"/>
    </style:style>
    <style:style style:name="T46" style:family="text">
      <style:text-properties style:text-underline-style="none" fo:font-weight="normal" officeooo:rsid="01647cf4" style:font-weight-asian="normal" style:font-weight-complex="normal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style:text-underline-style="none" fo:font-weight="bold" officeooo:rsid="02bb8a9c" style:font-weight-asian="bold" style:font-weight-complex="bold"/>
    </style:style>
    <style:style style:name="T49" style:family="text">
      <style:text-properties style:text-underline-style="none" fo:font-weight="bold" officeooo:rsid="017c0ea9" style:font-weight-asian="bold" style:font-weight-complex="bold"/>
    </style:style>
    <style:style style:name="T50" style:family="text">
      <style:text-properties style:text-underline-style="none" fo:font-weight="bold" officeooo:rsid="01647cf4" style:font-weight-asian="bold" style:font-weight-complex="bold"/>
    </style:style>
    <style:style style:name="T51" style:family="text">
      <style:text-properties style:text-underline-style="none" officeooo:rsid="01847271"/>
    </style:style>
    <style:style style:name="T52" style:family="text">
      <style:text-properties officeooo:rsid="0048fccd"/>
    </style:style>
    <style:style style:name="T53" style:family="text">
      <style:text-properties officeooo:rsid="005a0287"/>
    </style:style>
    <style:style style:name="T54" style:family="text">
      <style:text-properties officeooo:rsid="00626afc"/>
    </style:style>
    <style:style style:name="T55" style:family="text">
      <style:text-properties officeooo:rsid="0063dd14"/>
    </style:style>
    <style:style style:name="T56" style:family="text">
      <style:text-properties officeooo:rsid="0065b4b2"/>
    </style:style>
    <style:style style:name="T57" style:family="text">
      <style:text-properties officeooo:rsid="006aea93"/>
    </style:style>
    <style:style style:name="T58" style:family="text">
      <style:text-properties officeooo:rsid="006c8d2e"/>
    </style:style>
    <style:style style:name="T59" style:family="text">
      <style:text-properties officeooo:rsid="006fa2b7"/>
    </style:style>
    <style:style style:name="T60" style:family="text">
      <style:text-properties officeooo:rsid="00720075"/>
    </style:style>
    <style:style style:name="T61" style:family="text">
      <style:text-properties officeooo:rsid="00732f1c"/>
    </style:style>
    <style:style style:name="T62" style:family="text">
      <style:text-properties officeooo:rsid="0074ccd3"/>
    </style:style>
    <style:style style:name="T63" style:family="text">
      <style:text-properties officeooo:rsid="00765a47"/>
    </style:style>
    <style:style style:name="T64" style:family="text">
      <style:text-properties officeooo:rsid="0079dde1"/>
    </style:style>
    <style:style style:name="T65" style:family="text">
      <style:text-properties officeooo:rsid="0080bf2f"/>
    </style:style>
    <style:style style:name="T66" style:family="text">
      <style:text-properties officeooo:rsid="00853e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* 101.1 <text:span text:style-name="Strong_20_Emphasis">Determine and configure hardware settings.</text:span></text:p>
      <text:p text:style-name="P45"/>
      <text:p text:style-name="P45"/>
      <text:p text:style-name="P45"><text:span text:style-name="T1">Enable and disable integrated peripherals:</text:span> <text:s text:c="2"/><text:span text:style-name="T53">From the BIOS or UEFI. Enable , disable and so on.</text:span></text:p>
      <text:p text:style-name="P45"/>
      <text:p text:style-name="Horizontal_20_Line"/>
      <text:p text:style-name="P40">Differentiate between the various types of mass storage devices. </text:p>
      <text:p text:style-name="P59">Secondary storage or permanent storage, the first storage is the RAM memory.</text:p>
      <text:p text:style-name="P39"/>
      <text:list xml:id="list4054068763" text:style-name="L1">
        <text:list-item>
          <text:p text:style-name="P90">solid-state drives (SSD)</text:p>
        </text:list-item>
        <text:list-item>
          <text:p text:style-name="P90">hard drives</text:p>
        </text:list-item>
        <text:list-item>
          <text:p text:style-name="P90">external hard drives</text:p>
        </text:list-item>
        <text:list-item>
          <text:p text:style-name="P90">optical drives</text:p>
        </text:list-item>
        <text:list-item>
          <text:p text:style-name="P90">tape drives</text:p>
        </text:list-item>
        <text:list-item>
          <text:p text:style-name="P90">RAID storage</text:p>
        </text:list-item>
        <text:list-item>
          <text:p text:style-name="P90">USB storage</text:p>
        </text:list-item>
        <text:list-item>
          <text:p text:style-name="P90">flash memory cards</text:p>
        </text:list-item>
      </text:list>
      <text:p text:style-name="P45"/>
      <text:p text:style-name="P60"><text:span text:style-name="T1">SAS, Serial Attached SCSI: </text:span><text:span text:style-name="T57">Used in enterprise servers. </text:span>More faster (more IOPS) and reliable (lower <text:s/>MTBF, Mean Time Between Failure ) than SATA. <text:span text:style-name="T57">Allows longer cables. Have less capacity</text:span></text:p>
      <text:p text:style-name="P60"/>
      <text:p text:style-name="P61"><text:span text:style-name="T1">SATA: </text:span><text:span text:style-name="T58">Used for desktop.</text:span><text:span text:style-name="T8"> </text:span>More capacity than SAS.</text:p>
      <text:p text:style-name="P45"/>
      <text:p text:style-name="P58"><text:span text:style-name="T1">See the Disk ID:</text:span> <text:s/></text:p>
      <text:p text:style-name="P58">blkid</text:p>
      <text:p text:style-name="P45">ls -s /dev/disk/by-uuid/</text:p>
      <text:p text:style-name="P45"/>
      <text:p text:style-name="P62"><text:span text:style-name="T1">See partitions and who is /boot: </text:span><text:s/>sudo fdisk -l <text:s/></text:p>
      <text:p text:style-name="P45"/>
      <text:p text:style-name="Horizontal_20_Line"/>
      <text:p text:style-name="P45"/>
      <text:p text:style-name="P39">Determine hardware resources for devices <text:s/><text:span text:style-name="T59">&amp; <text:s text:c="2"/></text:span>Tools and utilities to list various hardware information (e.g. lsusb, lspci, etc.).</text:p>
      <text:p text:style-name="P45"/>
      <text:p text:style-name="P6"><text:span text:style-name="T38">Proc pseudo-filesystem: </text:span><text:span text:style-name="T39">Presents information about CPU processes and other system information.</text:span></text:p>
      <text:p text:style-name="P15">cat /proc/interrupts <text:s/><text:span text:style-name="T54">To see the IRQ, Interrupt Requests to the CPU sent by the devices.</text:span></text:p>
      <text:p text:style-name="P15">cat /proc/ioports <text:s text:c="2"/><text:span text:style-name="T55">To see the allocation of IO ports ,Imput Output,</text:span></text:p>
      <text:p text:style-name="P20">cat /<text:span text:style-name="T56">proc/iomem</text:span> <text:span text:style-name="T31"><text:s text:c="4"/>To see the allocation of IO memory</text:span></text:p>
      <text:p text:style-name="P15">cat /proc/dma <text:s text:c="4"/><text:span text:style-name="T56">Shows the allocation DMA (Direct Memory Access) addresses.</text:span></text:p>
      <text:p text:style-name="P15">cat /proc/usb</text:p>
      <text:p text:style-name="P70">cat /proc/pci</text:p>
      <text:p text:style-name="P70"/>
      <text:p text:style-name="P75"><text:span text:style-name="T42">Kernel modules utilities</text:span>:<text:span text:style-name="T43"> </text:span><text:s/><text:span text:style-name="T9">Gather the same information than /proc and present it in more human readable format.</text:span></text:p>
      <text:p text:style-name="P76">lsmod <text:s/><text:span text:style-name="T13">Show the modules loaded into the memory.</text:span></text:p>
      <text:p text:style-name="P76"><text:span text:style-name="T52">modinfo</text:span><text:span text:style-name="T13"> Show the content of a chosen module, </text:span><text:span text:style-name="T52">modinfo bluetooth</text:span> </text:p>
      <text:p text:style-name="P71"><text:span text:style-name="T1">modprove</text:span> Loads a module. modprove bluetooth <text:s text:c="2"/>To unload it: <text:s text:c="2"/>modprove -r bluetooth</text:p>
      <text:p text:style-name="P72"><text:span text:style-name="T1">modprove -D floppy <text:s/></text:span>Shows dependencies of floppy</text:p>
      <text:p text:style-name="P77"/>
      <text:p text:style-name="P78">lscpu <text:span text:style-name="T9">Provide details about CPU</text:span></text:p>
      <text:p text:style-name="P25"><text:span text:style-name="T38"/></text:p>
      <text:p text:style-name="P25"><text:soft-page-break/><text:span text:style-name="T38">lscpu -e=node,address,book,socket,core,cpu </text:span><text:s/><text:span text:style-name="T40">Will display the requested information</text:span></text:p>
      <text:p text:style-name="P23">NODE ADDRESS BOOK SOCKET CORE CPU</text:p>
      <text:p text:style-name="P78"><text:span text:style-name="T19">0 <text:s text:c="10"/>- <text:s text:c="16"/>- <text:s text:c="10"/>0 <text:s text:c="13"/>0 <text:s text:c="9"/>0</text:span><text:span text:style-name="T9"> </text:span></text:p>
      <text:p text:style-name="P41"/>
      <text:p text:style-name="P81"><text:span text:style-name="T47">lspci:</text:span><text:span text:style-name="T44"> Shows information about the bus PCI and devices. Can identify devices on the bus that kernel can not and provides addressing information for configuring them.</text:span></text:p>
      <text:p text:style-name="P82"><text:span text:style-name="T22">cat /proc/interrupt</text:span><text:span text:style-name="T44"> does a similar thing.</text:span></text:p>
      <text:p text:style-name="P83"><text:span text:style-name="T47">lspci -t <text:s/></text:span><text:span text:style-name="T44"><text:s/>Display tree option. <text:s text:c="2"/></text:span><text:span text:style-name="T47"><text:s/>lspci -v </text:span><text:span text:style-name="T44">or -vv or -vvv <text:s/>Display verbose. <text:s/></text:span><text:span text:style-name="T47">lspci -</text:span><text:span text:style-name="T48">m</text:span><text:span text:style-name="T45"> add “” for scripts.</text:span></text:p>
      <text:p text:style-name="P84"><text:span text:style-name="T47">lspci -n</text:span><text:span text:style-name="T44"> Vendor and device numbers only. <text:s text:c="2"/></text:span><text:span text:style-name="T47">lspci -nn </text:span><text:span text:style-name="T44">Vendor+device numbers and names.</text:span></text:p>
      <text:p text:style-name="P16"/>
      <text:p text:style-name="P85"><text:span text:style-name="T47">lsdev: </text:span><text:span text:style-name="T44">Shows the device recognition. Tells you the DMA, IRQ and I/O Ports of the devices. </text:span></text:p>
      <text:p text:style-name="P17">May not be installed on your system, to have it: yum install procinfo <text:s/></text:p>
      <text:p text:style-name="P16"/>
      <text:p text:style-name="P86"><text:span text:style-name="T49">l</text:span><text:span text:style-name="T50">susb:</text:span><text:span text:style-name="T46"> <text:s/>Displays the USB information and devices for your system.</text:span></text:p>
      <text:p text:style-name="P18"/>
      <text:p text:style-name="P87"><text:span text:style-name="T47">lsblk: </text:span><text:span text:style-name="T44">Shows the disks (block devices) attached to the system</text:span></text:p>
      <text:p text:style-name="P19"><text:span text:style-name="T1">lsblk -f</text:span> <text:s/>Print the filesystem <text:s/></text:p>
      <text:p text:style-name="P73"/>
      <text:p text:style-name="P74"><text:span text:style-name="T1">uname:</text:span> Displays information about the currently running kernel.</text:p>
      <text:p text:style-name="P41"/>
      <text:p text:style-name="P41">Questions:</text:p>
      <text:p text:style-name="P46">What is a pseudo-filesystem</text:p>
      <text:p text:style-name="P53">What is sysfs</text:p>
      <text:p text:style-name="P51">Show me the loaded modules</text:p>
      <text:p text:style-name="P47">How can the CPU uniquely identify a device </text:p>
      <text:p text:style-name="P50">How can I remove a module</text:p>
      <text:p text:style-name="P54">What is D-BUS</text:p>
      <text:p text:style-name="P55">Expose PIBS</text:p>
      <text:p text:style-name="P57">What is udev</text:p>
      <text:p text:style-name="P51">How can I see info of a module</text:p>
      <text:p text:style-name="P56">What is swap files</text:p>
      <text:p text:style-name="P48">Expose IO <text:span text:style-name="T36">Port, IRQ and DMA</text:span></text:p>
      <text:p text:style-name="P49">How can I see the </text:p>
      <text:p text:style-name="P52">What is udev</text:p>
      <text:p text:style-name="Horizontal_20_Line"/>
      <text:p text:style-name="P42">Tools and utilities to manipulate USB devices.</text:p>
      <text:p text:style-name="P64"/>
      <text:p text:style-name="P64"><text:span text:style-name="T63">l</text:span>spci <text:s text:c="2"/><text:tab/><text:tab/>→<text:span text:style-name="T63"> </text:span><text:s text:c="3"/>to see if the system identifies the usb device </text:p>
      <text:p text:style-name="P63">lsusb <text:tab/><text:tab/>→<text:span text:style-name="T61"> generic listing of usb devices</text:span></text:p>
      <text:p text:style-name="P63">usb-devices <text:s text:c="4"/>→ more specific information</text:p>
      <text:p text:style-name="P63">find /dev/bus/ <text:s/>→<text:span text:style-name="T60"> show an item in the usb bus that is currently connected.</text:span></text:p>
      <text:p text:style-name="P63">lsusb -D "/dev/bus/usb/001/001" | more <text:s/>→<text:span text:style-name="T62"> shows Detailed information regarding the specific usb.</text:span></text:p>
      <text:p text:style-name="P65">mount /dev/sdc <text:s text:c="2"/>/mnt <text:s/>→ tells the kernel to attach the FS found in /dev/sdc to /mnt </text:p>
      <text:p text:style-name="P66">umount /dev/sdc <text:s text:c="2"/>→ Umount will remove the usb from the FS. <text:s/><text:span text:style-name="T64">Can be in /media/usb</text:span></text:p>
      <text:p text:style-name="P63"/>
      <text:p text:style-name="P63">/<text:span text:style-name="T66">etc/hotplug/usb → contains scripts that are executed when plugging an usb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Horizontal_20_Line"><text:soft-page-break/></text:p>
      <text:p text:style-name="P42">Conceptual understanding of sysfs, udev and dbus.</text:p>
      <text:p text:style-name="P63"/>
      <text:p text:style-name="P63"/>
      <text:p text:style-name="P68"><text:span text:style-name="T1">Sysfs:</text:span> <text:span text:style-name="T51">Pseudo filesystem that export information about various kernel subsystems, hardware devices and associated device drivers.</text:span></text:p>
      <text:p text:style-name="P67"/>
      <text:p text:style-name="P43">Udev: <text:span text:style-name="T14">Create device nodes on /dev and will remove them when are unplugged, like usb.</text:span></text:p>
      <text:p text:style-name="P92"/>
      <text:p text:style-name="P44"><text:span text:style-name="T14">C</text:span><text:span text:style-name="T9">onfiguration files on /etc/udev </text:span></text:p>
      <text:p text:style-name="P67"/>
      <text:p text:style-name="P69"><text:span text:style-name="T1">D-BUS:</text:span> Used to notify desktop of hardware related events like a usb being plugged in. <text:span text:style-name="T65">A pop up application can appear asking for what to do with the device. Another example: an email arriving and a pop up will appear informing about the incoming message.</text:span></text:p>
      <text:p text:style-name="P63"/>
      <text:p text:style-name="P63"/>
      <text:p text:style-name="P63"/>
      <text:p text:style-name="Horizontal_20_Line"/>
      <text:p text:style-name="P63"/>
      <text:p text:style-name="P29">101.2 Boot the System</text:p>
      <text:p text:style-name="P96"><text:span text:style-name="T41"/></text:p>
      <text:p text:style-name="P96"><text:span text:style-name="T41">Provide common commands to the boot loader and options to the kernel at boot time.</text:span></text:p>
      <text:p text:style-name="P39"/>
      <text:p text:style-name="P39"/>
      <text:p text:style-name="P45"><text:span text:style-name="T1">Kernel parameters</text:span> (sometimes called boot parameters)</text:p>
      <text:p text:style-name="P45"/>
      <text:p text:style-name="P45"/>
      <text:p text:style-name="P39"/>
      <text:p text:style-name="P39"/>
      <text:p text:style-name="P39"/>
      <text:p text:style-name="P39"/>
      <text:p text:style-name="Horizontal_20_Line"/>
      <text:p text:style-name="P27">Systemd:</text:p>
      <text:p text:style-name="P1"/>
      <text:p text:style-name="P79"/>
      <text:p text:style-name="P14"><text:span text:style-name="T20">Systemd Targets</text:span>: <text:s/><text:span text:style-name="T12">Compared with Sysvint run levels</text:span></text:p>
      <text:p text:style-name="P21"><text:span text:style-name="T21">Runlevel</text:span><text:tab/><text:span text:style-name="T21">Systemd Description</text:span></text:p>
      <text:p text:style-name="P21">0<text:tab/><text:tab/><text:span text:style-name="T1">poweroff.target</text:span> <text:s text:c="4"/>Shuts down and powers off the system</text:p>
      <text:p text:style-name="P21">1<text:tab/><text:tab/>rescue.target <text:s text:c="9"/>Configures a rescue shell session</text:p>
      <text:p text:style-name="P21">2<text:tab/><text:tab/><text:span text:style-name="T1">multi-user.target</text:span> <text:s/>Sets the system to a nongraphical multiuser system, typically with no network <text:s/></text:p>
      <text:p text:style-name="P21">3<text:tab/><text:tab/>multi-user.target<text:tab/> <text:s/>Sets up the system as a nongraphical multiuser system, with network services</text:p>
      <text:p text:style-name="P21">4<text:tab/><text:tab/>multi-user.target<text:tab/> <text:s/><text:span text:style-name="T23">Same than 3</text:span></text:p>
      <text:p text:style-name="P21">5<text:tab/><text:tab/><text:span text:style-name="T1">graphical.target</text:span><text:tab/> <text:s/>Sets up the system as a graphical multiuser system with network services</text:p>
      <text:p text:style-name="P22">6<text:tab/><text:tab/><text:span text:style-name="T1">reboot.target</text:span><text:tab/> <text:s/>Shuts down and boots the system again</text:p>
      <text:p text:style-name="P22"/>
      <text:p text:style-name="P2"><text:span text:style-name="T2">S</text:span><text:span text:style-name="T1">ee current </text:span><text:span text:style-name="T2">target: </text:span><text:span text:style-name="T10"><text:s text:c="7"/></text:span><text:span text:style-name="T9">systemctl get-default </text:span><text:s/></text:p>
      <text:p text:style-name="P13"><text:span text:style-name="T1">See </text:span><text:span text:style-name="T4">ALL</text:span><text:span text:style-name="T1"> targets:</text:span> <text:s text:c="10"/><text:span text:style-name="T9">systemctl list-unit-files -t target <text:s text:c="5"/></text:span><text:span text:style-name="T18">(or -t service, or -t scope, etc )</text:span></text:p>
      <text:p text:style-name="P12"><text:span text:style-name="T1">See ACTIVE targets: <text:s text:c="3"/></text:span><text:span text:style-name="T11">systemctl list-unit</text:span><text:span text:style-name="T3">s</text:span><text:span text:style-name="T11"> -t target <text:s/><text:tab/></text:span><text:span text:style-name="T17"> </text:span><text:span text:style-name="T18">(or -t service, or -t scope, etc )</text:span></text:p>
      <text:p text:style-name="P9"><text:span text:style-name="T1">Change target:</text:span> <text:s text:c="13"/>sudo systemctl set-default graphical.target <text:s text:c="2"/><text:span text:style-name="T16">(change to desktop, will happen in next boot)</text:span></text:p>
      <text:p text:style-name="P10"><text:span text:style-name="T1">Change target on the fly:</text:span> <text:s/>systemctl <text:span text:style-name="T15">isolate graphical.target</text:span></text:p>
      <text:p text:style-name="P30"><text:span text:style-name="T1">Status of a Unit: <text:s text:c="12"/></text:span><text:s text:c="4"/>systemctl status rsyslog</text:p>
      <text:p text:style-name="P30"><text:soft-page-break/><text:span text:style-name="T1">Stop/Start/etc,units:</text:span> <text:s text:c="9"/>sudo systemctl stop rsyslog</text:p>
      <text:p text:style-name="P30"/>
      <text:p text:style-name="P3">Units:</text:p>
      <text:p text:style-name="P24">The Units are located in the following directories:</text:p>
      <text:list xml:id="list2640308826" text:style-name="L2">
        <text:list-item>
          <text:p text:style-name="P94"><text:span text:style-name="T1">/usr/lib/systemd/system/</text:span>—Units that have been installed with the distribution</text:p>
        </text:list-item>
        <text:list-item>
          <text:p text:style-name="P94"><text:span text:style-name="T1">/run/systemd/system</text:span>—Units that have been created at runtime; may have precedence over non-runtime or installed units</text:p>
        </text:list-item>
        <text:list-item>
          <text:p text:style-name="P94">/<text:span text:style-name="T1">etc/systemd/system</text:span>—Units that are controlled by the sysadmin and have ultimate precedence over all the other units</text:p>
        </text:list-item>
      </text:list>
      <text:p text:style-name="P5"/>
      <text:p text:style-name="P26"><text:span text:style-name="T1">See content unit:</text:span> <text:tab/> <text:s text:c="8"/>systemctl cat multi-user.target</text:p>
      <text:p text:style-name="P80"><text:span text:style-name="T5">Directive</text:span><text:span text:style-name="T7">s</text:span><text:span text:style-name="T5">: </text:span></text:p>
      <text:p text:style-name="P80"><text:span text:style-name="T5"><text:tab/></text:span><text:span text:style-name="T1">ExecStart:</text:span> Indicates the command to be executed on the startup of the systemd service.</text:p>
      <text:p text:style-name="P11"><text:tab/><text:span text:style-name="T6">AllowIsolate: </text:span><text:span text:style-name="T37">Take boolean values. True if this directive have to be used <text:s/>with systemctl isolate command.</text:span></text:p>
      <text:p text:style-name="P11"/>
      <text:p text:style-name="P4">QUESTIONS systemd:</text:p>
      <text:p text:style-name="P31"/>
      <text:p text:style-name="P31">Show me how to see all the units</text:p>
      <text:p text:style-name="P31">Show me how to see the content of an unit</text:p>
      <text:p text:style-name="P31">Show me how to see the status of an unit</text:p>
      <text:p text:style-name="P88">Show me the active units</text:p>
      <text:p text:style-name="P89">What is a require and a want</text:p>
      <text:p text:style-name="P33">Show me all the <text:span text:style-name="T24">mount</text:span> units</text:p>
      <text:p text:style-name="P34">Show me the current target</text:p>
      <text:p text:style-name="P32">How can I start an unit</text:p>
      <text:p text:style-name="P35">Change the <text:span text:style-name="T35">default </text:span>target to another</text:p>
      <text:p text:style-name="P35"><text:span text:style-name="T32">Explain directive</text:span> <text:span text:style-name="T24">AllowIsolat</text:span><text:span text:style-name="T25">e</text:span></text:p>
      <text:p text:style-name="P36"><text:span text:style-name="T34">Explain directive</text:span> <text:span text:style-name="T24">ExecStart</text:span> </text:p>
      <text:p text:style-name="P37">Show all <text:span text:style-name="T29">loaded</text:span> <text:span text:style-name="T26">service</text:span> <text:span text:style-name="T27">units</text:span></text:p>
      <text:p text:style-name="P38">Tell me the system targets compared with the run levels, <text:span text:style-name="T28">now in decreasing order.</text:span></text:p>
      <text:p text:style-name="P10"><text:span text:style-name="T33">Explain directive </text:span><text:span text:style-name="T24">IgnoreOnIsolate=yes</text:span> <text:span text:style-name="T30">means</text:span></text:p>
      <text:p text:style-name="P10"/>
      <text:p text:style-name="P10"/>
      <text:p text:style-name="P10"/>
      <text:p text:style-name="P10"/>
      <text:p text:style-name="P7">STUDY GRUB and GRUB2 command line commands.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0:54:58.939842082</meta:creation-date>
    <dc:date>2019-05-14T07:35:19.051089266</dc:date>
    <meta:editing-duration>P2DT12H20M51S</meta:editing-duration>
    <meta:editing-cycles>117</meta:editing-cycles>
    <meta:generator>LibreOffice/6.1.4.2$MacOSX_X86_64 LibreOffice_project/9d0f32d1f0b509096fd65e0d4bec26ddd1938fd3</meta:generator>
    <meta:document-statistic meta:table-count="0" meta:image-count="0" meta:object-count="0" meta:page-count="4" meta:paragraph-count="118" meta:word-count="1023" meta:character-count="6524" meta:non-whitespace-character-count="5382"/>
  </office:meta>
</office:document-meta>
</file>